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Motion-Tracking DMX512 Controller</text:p>
      <text:p text:style-name="Standard">Miren Bamforth | 6.111 Project | Fall 2014</text:p>
      <text:p text:style-name="Standard"/>
      <text:p text:style-name="P1">NTSC module and ZBT memory</text:p>
      <text:p text:style-name="Standard">YCbCr to RGB is explained in the yellow block in lab 3: <text:a xlink:type="simple" xlink:href="http://web.mit.edu/6.111/www/f2014/index.html">http://web.mit.edu/6.111/www/f2014/index.html</text:a></text:p>
      <text:p text:style-name="Standard"/>
      <text:p text:style-name="Standard">The NTSC/ZBT guide from the tools page is super useful: <text:a xlink:type="simple" xlink:href="http://web.mit.edu/6.111/www/f2014/tools/ntsc_draft.pdf">http://web.mit.edu/6.111/www/f2014/tools/ntsc_draft.pdf</text:a></text:p>
      <text:p text:style-name="Standard"/>
      <text:p text:style-name="Standard">Next step: change the example module to store color in RGB 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en Bamforth</meta:initial-creator>
    <meta:creation-date>2014-10-30T20:22:52</meta:creation-date>
    <meta:generator>LibreOffice/3.5$Linux_X86_64 LibreOffice_project/350m1$Build-2</meta:generator>
    <dc:date>2014-10-30T21:22:08</dc:date>
    <dc:creator>Miren Bamforth</dc:creator>
    <meta:editing-duration>P0D</meta:editing-duration>
    <meta:editing-cycles>1</meta:editing-cycles>
    <meta:document-statistic meta:table-count="0" meta:image-count="0" meta:object-count="0" meta:page-count="1" meta:paragraph-count="6" meta:word-count="53" meta:character-count="378" meta:non-whitespace-character-count="331"/>
  </office:meta>
</office:document-meta>
</file>